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8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rear un sistema de sorteos donde habrá un tipo de usuario, podra crear sorteos y apuntarse a sorteos.</text:p>
          </table:table-cell>
          <table:covered-table-cell/>
          <table:covered-table-cell table:number-columns-repeated="2" table:style-name="Default"/>
          <table:covered-table-cell table:number-columns-repeated="2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Como usuario quiero poder registrarme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usuari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el correo electrónic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corre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la contraseña es valida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al usuari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crear sorteos, que como mínimo un premi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datos del sorte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premios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sorte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definir quien es el ganador del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signar ganador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ganador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listar todos mis sorteos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Listar todos los sorteos del un usuario.</text:p>
          </table:table-cell>
          <table:covered-table-cell table:number-columns-repeated="2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ctivos.</text:p>
          </table:table-cell>
          <table:covered-table-cell table:style-name="Default"/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apuntarme a los sorteos activos, solo podre apuntarme una sola vez al mismo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sorte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usuario no este ya apuntado al curs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puntar al usuari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 los que me he apuntad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Mostrar listado.</text:p>
          </table:table-cell>
          <table:covered-table-cell table:number-columns-repeated="2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No puede haber 2 premios con el mismo nombre en un mismo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style-name="Default"/>
          <table:table-cell/>
          <table:table-cell table:number-columns-spanned="22" table:number-rows-spanned="1"/>
          <table:covered-table-cell table:style-name="Default"/>
          <table:covered-table-cell table:number-columns-repeated="20"/>
        </table:table-row>
      </table:table>
      <table:table table:name="Hoja2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1020" table:default-cell-style-name="Default"/>
        <table:table-row table:style-name="ro3">
          <table:table-cell table:style-name="ce5" office:value-type="string" calcext:value-type="string" table:number-columns-spanned="24" table:number-rows-spanned="1">
            <text:p>Crear un sistema de sorteos donde habrá un tipo de usuario, podra crear sorteos y apuntarse a sorteos.</text:p>
          </table:table-cell>
          <table:covered-table-cell/>
          <table:covered-table-cell table:number-columns-repeated="2" table:style-name="Default"/>
          <table:covered-table-cell table:number-columns-repeated="20"/>
          <table:table-cell table:number-columns-repeated="100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Como usuario quiero poder registrarme.</text:p>
          </table:table-cell>
          <table:covered-table-cell table:style-name="Default"/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usuario existe.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el correo electrónico.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email ya esta registrado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la contraseña es valida.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al usuario.</text:p>
          </table:table-cell>
          <table:covered-table-cell table:number-columns-repeated="20"/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crear sorteos, que como mínimo un premio.</text:p>
          </table:table-cell>
          <table:covered-table-cell table:style-name="Default"/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datos del sorteo.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premios.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sorteo.</text:p>
          </table:table-cell>
          <table:covered-table-cell table:number-columns-repeated="20"/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definir quien es el ganador del sorteo.</text:p>
          </table:table-cell>
          <table:covered-table-cell table:style-name="Default"/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signar ganador.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ganador.</text:p>
          </table:table-cell>
          <table:covered-table-cell table:number-columns-repeated="20"/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listar todos mis sorteos.</text:p>
          </table:table-cell>
          <table:covered-table-cell table:style-name="Default"/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Listar todos los sorteos del un usuario.</text:p>
          </table:table-cell>
          <table:covered-table-cell table:number-columns-repeated="20"/>
          <table:table-cell table:number-columns-repeated="1000"/>
        </table:table-row>
        <table:table-row table:style-name="ro4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ctivos.</text:p>
          </table:table-cell>
          <table:covered-table-cell table:style-name="Default"/>
          <table:covered-table-cell table:number-columns-repeated="20"/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apuntarme a los sorteos activos, solo podre apuntarme una sola vez al mismo sorteo.</text:p>
          </table:table-cell>
          <table:covered-table-cell table:style-name="Default"/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sorteo existe.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usuario no este ya apuntado al curso.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puntar al usuario.</text:p>
          </table:table-cell>
          <table:covered-table-cell table:number-columns-repeated="20"/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 los que me he apuntado.</text:p>
          </table:table-cell>
          <table:covered-table-cell table:style-name="Default"/>
          <table:covered-table-cell table:number-columns-repeated="20"/>
          <table:table-cell table:number-columns-repeated="100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Mostrar listado.</text:p>
          </table:table-cell>
          <table:covered-table-cell table:number-columns-repeated="20"/>
          <table:table-cell table:number-columns-repeated="100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No puede haber 2 premios con el mismo nombre en un mismo sorteo.</text:p>
          </table:table-cell>
          <table:covered-table-cell table:style-name="Default"/>
          <table:covered-table-cell table:number-columns-repeated="20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10mm" fo:margin-bottom="10mm" fo:margin-left="20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ASOS DE USO</text:p>
      </style:header>
      <style:header-left style:display="false"/>
      <style:footer>
        <style:region-right>
          <text:p>Página <text:page-count>99</text:page-count> <text:s text:c="2"/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9:11:48.87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11:07.813000000</meta:creation-date>
    <dc:date>2016-11-04T00:02:13.674000000</dc:date>
    <meta:editing-duration>P4DT5H23M35S</meta:editing-duration>
    <meta:editing-cycles>10</meta:editing-cycles>
    <meta:generator>LibreOffice/5.2.1.2$Windows_x86 LibreOffice_project/31dd62db80d4e60af04904455ec9c9219178d620</meta:generator>
    <meta:document-statistic meta:table-count="2" meta:cell-count="58" meta:object-count="0"/>
  </office:meta>
</office:document-meta>
</file>